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svg:stroke-color="#000000" draw:fill-color="#d9e6e6" fo:padding-top="-0.05cm" fo:padding-bottom="-0.05cm" fo:padding-left="-0.05cm" fo:padding-right="-0.05cm"/>
    </style:style>
    <style:style style:name="gr3" style:family="graphic" style:parent-style-name="standard">
      <style:graphic-properties svg:stroke-width="0cm" svg:stroke-color="#000000" draw:fill="none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rect draw:style-name="gr1" draw:layer="layout" svg:width="0.6cm" svg:height="2cm" svg:x="0cm" svg:y="0cm">
            <text:p/>
          </draw:rect>
          <draw:rect draw:style-name="gr2" draw:layer="layout" svg:width="0.016cm" svg:height="1.867cm" svg:x="0.059cm" svg:y="0.066cm">
            <text:p/>
          </draw:rect>
          <draw:rect draw:style-name="gr2" draw:layer="layout" svg:width="0.016cm" svg:height="1.867cm" svg:x="0.525cm" svg:y="0.066cm">
            <text:p/>
          </draw:rect>
          <draw:line draw:style-name="gr3" draw:layer="layout" svg:x1="0.02cm" svg:y1="0.066cm" svg:x2="0.04cm" svg:y2="0.066cm">
            <text:p/>
          </draw:line>
          <draw:line draw:style-name="gr3" draw:layer="layout" svg:x1="0.02cm" svg:y1="0.11cm" svg:x2="0.04cm" svg:y2="0.11cm">
            <text:p/>
          </draw:line>
          <draw:line draw:style-name="gr3" draw:layer="layout" svg:x1="0.02cm" svg:y1="0.155cm" svg:x2="0.04cm" svg:y2="0.155cm">
            <text:p/>
          </draw:line>
          <draw:line draw:style-name="gr3" draw:layer="layout" svg:x1="0.02cm" svg:y1="0.199cm" svg:x2="0.04cm" svg:y2="0.199cm">
            <text:p/>
          </draw:line>
          <draw:line draw:style-name="gr3" draw:layer="layout" svg:x1="0.02cm" svg:y1="0.244cm" svg:x2="0.04cm" svg:y2="0.244cm">
            <text:p/>
          </draw:line>
          <draw:line draw:style-name="gr3" draw:layer="layout" svg:x1="0.02cm" svg:y1="0.288cm" svg:x2="0.04cm" svg:y2="0.288cm">
            <text:p/>
          </draw:line>
          <draw:line draw:style-name="gr3" draw:layer="layout" svg:x1="0.02cm" svg:y1="0.333cm" svg:x2="0.04cm" svg:y2="0.333cm">
            <text:p/>
          </draw:line>
          <draw:line draw:style-name="gr3" draw:layer="layout" svg:x1="0.02cm" svg:y1="0.377cm" svg:x2="0.04cm" svg:y2="0.377cm">
            <text:p/>
          </draw:line>
          <draw:line draw:style-name="gr3" draw:layer="layout" svg:x1="0.02cm" svg:y1="0.422cm" svg:x2="0.04cm" svg:y2="0.422cm">
            <text:p/>
          </draw:line>
          <draw:line draw:style-name="gr3" draw:layer="layout" svg:x1="0.02cm" svg:y1="0.466cm" svg:x2="0.04cm" svg:y2="0.466cm">
            <text:p/>
          </draw:line>
          <draw:line draw:style-name="gr3" draw:layer="layout" svg:x1="0.02cm" svg:y1="0.511cm" svg:x2="0.04cm" svg:y2="0.511cm">
            <text:p/>
          </draw:line>
          <draw:line draw:style-name="gr3" draw:layer="layout" svg:x1="0.02cm" svg:y1="0.555cm" svg:x2="0.04cm" svg:y2="0.555cm">
            <text:p/>
          </draw:line>
          <draw:line draw:style-name="gr3" draw:layer="layout" svg:x1="0.02cm" svg:y1="0.599cm" svg:x2="0.04cm" svg:y2="0.599cm">
            <text:p/>
          </draw:line>
          <draw:line draw:style-name="gr3" draw:layer="layout" svg:x1="0.02cm" svg:y1="0.644cm" svg:x2="0.04cm" svg:y2="0.644cm">
            <text:p/>
          </draw:line>
          <draw:line draw:style-name="gr3" draw:layer="layout" svg:x1="0.02cm" svg:y1="0.688cm" svg:x2="0.04cm" svg:y2="0.688cm">
            <text:p/>
          </draw:line>
          <draw:line draw:style-name="gr3" draw:layer="layout" svg:x1="0.02cm" svg:y1="0.733cm" svg:x2="0.04cm" svg:y2="0.733cm">
            <text:p/>
          </draw:line>
          <draw:line draw:style-name="gr3" draw:layer="layout" svg:x1="0.02cm" svg:y1="0.777cm" svg:x2="0.04cm" svg:y2="0.777cm">
            <text:p/>
          </draw:line>
          <draw:line draw:style-name="gr3" draw:layer="layout" svg:x1="0.02cm" svg:y1="0.822cm" svg:x2="0.04cm" svg:y2="0.822cm">
            <text:p/>
          </draw:line>
          <draw:line draw:style-name="gr3" draw:layer="layout" svg:x1="0.02cm" svg:y1="0.866cm" svg:x2="0.04cm" svg:y2="0.866cm">
            <text:p/>
          </draw:line>
          <draw:line draw:style-name="gr3" draw:layer="layout" svg:x1="0.02cm" svg:y1="0.911cm" svg:x2="0.04cm" svg:y2="0.911cm">
            <text:p/>
          </draw:line>
          <draw:line draw:style-name="gr3" draw:layer="layout" svg:x1="0.02cm" svg:y1="0.955cm" svg:x2="0.04cm" svg:y2="0.955cm">
            <text:p/>
          </draw:line>
          <draw:line draw:style-name="gr3" draw:layer="layout" svg:x1="0.02cm" svg:y1="0.999cm" svg:x2="0.04cm" svg:y2="0.999cm">
            <text:p/>
          </draw:line>
          <draw:line draw:style-name="gr3" draw:layer="layout" svg:x1="0.02cm" svg:y1="1.044cm" svg:x2="0.04cm" svg:y2="1.044cm">
            <text:p/>
          </draw:line>
          <draw:line draw:style-name="gr3" draw:layer="layout" svg:x1="0.02cm" svg:y1="1.088cm" svg:x2="0.04cm" svg:y2="1.088cm">
            <text:p/>
          </draw:line>
          <draw:line draw:style-name="gr3" draw:layer="layout" svg:x1="0.02cm" svg:y1="1.133cm" svg:x2="0.04cm" svg:y2="1.133cm">
            <text:p/>
          </draw:line>
          <draw:line draw:style-name="gr3" draw:layer="layout" svg:x1="0.02cm" svg:y1="1.177cm" svg:x2="0.04cm" svg:y2="1.177cm">
            <text:p/>
          </draw:line>
          <draw:line draw:style-name="gr3" draw:layer="layout" svg:x1="0.02cm" svg:y1="1.222cm" svg:x2="0.04cm" svg:y2="1.222cm">
            <text:p/>
          </draw:line>
          <draw:line draw:style-name="gr3" draw:layer="layout" svg:x1="0.02cm" svg:y1="1.266cm" svg:x2="0.04cm" svg:y2="1.266cm">
            <text:p/>
          </draw:line>
          <draw:line draw:style-name="gr3" draw:layer="layout" svg:x1="0.02cm" svg:y1="1.311cm" svg:x2="0.04cm" svg:y2="1.311cm">
            <text:p/>
          </draw:line>
          <draw:line draw:style-name="gr3" draw:layer="layout" svg:x1="0.02cm" svg:y1="1.355cm" svg:x2="0.04cm" svg:y2="1.355cm">
            <text:p/>
          </draw:line>
          <draw:line draw:style-name="gr3" draw:layer="layout" svg:x1="0.02cm" svg:y1="1.4cm" svg:x2="0.04cm" svg:y2="1.4cm">
            <text:p/>
          </draw:line>
          <draw:line draw:style-name="gr3" draw:layer="layout" svg:x1="0.02cm" svg:y1="1.444cm" svg:x2="0.04cm" svg:y2="1.444cm">
            <text:p/>
          </draw:line>
          <draw:line draw:style-name="gr3" draw:layer="layout" svg:x1="0.02cm" svg:y1="1.488cm" svg:x2="0.04cm" svg:y2="1.488cm">
            <text:p/>
          </draw:line>
          <draw:line draw:style-name="gr3" draw:layer="layout" svg:x1="0.02cm" svg:y1="1.533cm" svg:x2="0.04cm" svg:y2="1.533cm">
            <text:p/>
          </draw:line>
          <draw:line draw:style-name="gr3" draw:layer="layout" svg:x1="0.02cm" svg:y1="1.577cm" svg:x2="0.04cm" svg:y2="1.577cm">
            <text:p/>
          </draw:line>
          <draw:line draw:style-name="gr3" draw:layer="layout" svg:x1="0.02cm" svg:y1="1.622cm" svg:x2="0.04cm" svg:y2="1.622cm">
            <text:p/>
          </draw:line>
          <draw:line draw:style-name="gr3" draw:layer="layout" svg:x1="0.02cm" svg:y1="1.666cm" svg:x2="0.04cm" svg:y2="1.666cm">
            <text:p/>
          </draw:line>
          <draw:line draw:style-name="gr3" draw:layer="layout" svg:x1="0.02cm" svg:y1="1.711cm" svg:x2="0.04cm" svg:y2="1.711cm">
            <text:p/>
          </draw:line>
          <draw:line draw:style-name="gr3" draw:layer="layout" svg:x1="0.02cm" svg:y1="1.755cm" svg:x2="0.04cm" svg:y2="1.755cm">
            <text:p/>
          </draw:line>
          <draw:line draw:style-name="gr3" draw:layer="layout" svg:x1="0.02cm" svg:y1="1.8cm" svg:x2="0.04cm" svg:y2="1.8cm">
            <text:p/>
          </draw:line>
          <draw:line draw:style-name="gr3" draw:layer="layout" svg:x1="0.02cm" svg:y1="1.844cm" svg:x2="0.04cm" svg:y2="1.844cm">
            <text:p/>
          </draw:line>
          <draw:line draw:style-name="gr3" draw:layer="layout" svg:x1="0.02cm" svg:y1="1.888cm" svg:x2="0.04cm" svg:y2="1.888cm">
            <text:p/>
          </draw:line>
          <draw:line draw:style-name="gr3" draw:layer="layout" svg:x1="0.02cm" svg:y1="1.933cm" svg:x2="0.04cm" svg:y2="1.93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acks - Rack 42U</dc:title>
    <meta:creation-date>2011-02-07T17:02:13</meta:creation-date>
    <meta:editing-duration>P0D</meta:editing-duration>
    <meta:editing-cycles>1</meta:editing-cycles>
    <meta:document-statistic meta:object-count="47"/>
    <meta:generator>OpenOffice.org/3.3$Linux OpenOffice.org_project/330m20$Build-9567</meta:generator>
  </office:meta>
</office:document-meta>
</file>